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f0e1b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2cm" svg:stroke-color="#b80047" draw:marker-start-width="0.6cm" draw:marker-end-width="0.6cm" draw:fill-color="#ffffff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4" style:family="graphic" style:parent-style-name="standard">
      <style:graphic-properties svg:stroke-width="0.2cm" svg:stroke-color="#b80047" draw:marker-start-width="0.6cm" draw:marker-end-width="0.6cm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8cm" svg:stroke-color="#ffffff" draw:marker-start-width="1.5cm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gr6" style:family="graphic" style:parent-style-name="objectwithoutfill">
      <style:graphic-properties svg:stroke-width="0.2cm" svg:stroke-color="#b80047" draw:marker-start-width="0.6cm" draw:marker-end-width="0.6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measurelines" svg:width="10.5cm" svg:height="10.5cm" svg:x="5.999cm" svg:y="9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measurelines" svg:width="10.5cm" svg:height="10.5cm" svg:x="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1" draw:layer="measurelines" svg:width="5.641cm" svg:height="5.067cm" svg:x="7.14cm" svg:y="13.026cm" svg:viewBox="0 0 5642 5068" svg:d="m693 0c2674 0 4835 2402 4949 4946l-1344 122c-468-2300-1690-3344-3440-3635-154-25-708-115-858-95v-1293c225-30 456-45 693-45z">
          <text:p/>
        </draw:path>
        <draw:path draw:style-name="gr3" draw:text-style-name="P1" draw:layer="measurelines" svg:width="3.814cm" svg:height="3.656cm" svg:x="6.685cm" svg:y="15.247cm" svg:viewBox="0 0 3815 3657" svg:d="m825 45c1783 0 2914 1377 2990 3413l-1205 199c-186-1869-1183-2260-2301-2260-106 0-208 8-309 24v-1416c151-24 666 40 825 40z">
          <text:p/>
        </draw:path>
        <draw:custom-shape draw:style-name="gr4" draw:text-style-name="P1" draw:layer="measurelines" svg:width="2.31cm" svg:height="2.229cm" svg:x="6.099cm" svg:y="1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measurelines" svg:width="2.442cm" svg:height="3.092cm" svg:x="11.474cm" svg:y="10.74cm" svg:viewBox="0 0 2443 3093" svg:d="m0 3093c456 24 561-371 943-593 478-278 726-490 1000-906 229-347 438-934 459-1350l41-244">
          <text:p/>
        </draw:path>
        <draw:path draw:style-name="gr6" draw:text-style-name="P1" draw:layer="measurelines" svg:width="5.185cm" svg:height="3.048cm" svg:x="6.696cm" svg:y="10.326cm" svg:viewBox="0 0 5186 3049" svg:d="m4577 3017c30-370-138-764-477-985-329-214-704-417-1138-445-419-27-764 110-1174 191-474 95-821-140-1139-317-81-46-1237-974-257-477 337 171 798 106 1175-32 463-169 633-612 1175-698 387-61 716-349 1175-222 493 135 769 473 1027 793 222 275 280 648 220 985-58 332-133 686-403 952l-257 287z">
          <text:p/>
        </draw:path>
        <draw:path draw:style-name="gr6" draw:text-style-name="P1" draw:layer="measurelines" svg:width="2.466cm" svg:height="3.237cm" svg:x="12.492cm" svg:y="13.696cm" svg:viewBox="0 0 2467 3238" svg:d="m0 739c339 222 812 82 1101 412 249 284 234 631 221 953-12 316-182 699 73 953 560 558 288-335 440-508 261-297 661-580 624-1016-26-316 72-640-73-953-173-375-604-506-991-572-523-88-548 560-1065 540l-220 25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5T01:05:14</meta:creation-date>
    <dc:date>2009-08-17T23:50:18</dc:date>
    <meta:editing-duration>PT01H36M05S</meta:editing-duration>
    <meta:editing-cycles>4</meta:editing-cycles>
    <meta:generator>OpenOffice.org/3.0$Linux OpenOffice.org_project/300m15$Build-9379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